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21-10-19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20-10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20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9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9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8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8-07-16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4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3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3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0-05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8-10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5-10 14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3-01 2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0-04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7-30 1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7-29 22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6-28 23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4-15 14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1-27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10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0-07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7-08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4-08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2-02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9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0-27 23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6-24 2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4-10 0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1-29 22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8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0-16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7-18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5-16 22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2-05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7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0-25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8-15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5-11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2-22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6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6-28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5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3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2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2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1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0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2000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1999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1998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1997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1997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1996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1996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1995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1995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1994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1994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1993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1993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1992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1992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1991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1991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1990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1990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1989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1989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1988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1988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1987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1987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1986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1986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1985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1985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1984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1984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1983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1983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1982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1982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1982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1982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1982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1982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1981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1981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1981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1981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1981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1981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1981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1981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1980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1980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1980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53103532101</text:p>
          </table:table-cell>
          <table:table-cell office:value-type="string" calcext:value-type="string">
            <text:p>1980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3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021" meta:object-count="0"/>
    <meta:user-defined meta:name="AppVersion">3.0</meta:user-defined>
  </office:meta>
</office:document-meta>
</file>